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 style:font-weight-complex="bold"/>
    </style:style>
    <style:style style:name="P3" style:family="paragraph" style:parent-style-name="Normal">
      <style:text-properties fo:language="de" fo:country="AT"/>
    </style:style>
    <style:style style:name="P4" style:family="paragraph" style:parent-style-name="Normal">
      <style:text-properties fo:language="de" fo:country="AT" officeooo:rsid="00058634" officeooo:paragraph-rsid="00058634"/>
    </style:style>
    <style:style style:name="P5" style:family="paragraph" style:parent-style-name="Standard" style:master-page-name="MP0">
      <style:paragraph-properties style:page-number="auto" fo:break-before="page"/>
      <style:text-properties fo:language="de" fo:country="AT"/>
    </style:style>
    <style:style style:name="T1" style:family="text">
      <style:text-properties fo:language="de" fo:country="AT"/>
    </style:style>
    <style:style style:name="T2" style:family="text">
      <style:text-properties officeooo:rsid="0005bb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ltouch längeres kabel verbauen, mit dem wir direkt zum Mainboard gehen werden. (alle 5 Pins, kein Abtasten am printhead-pcb)</text:p>
      <text:p text:style-name="P1"/>
      <text:p text:style-name="P1">Spule dimensionieren</text:p>
      <text:p text:style-name="P1"/>
      <text:p text:style-name="P1"><text:tab/>Nachvollziehbarkeit</text:p>
      <text:p text:style-name="P1"/>
      <text:p text:style-name="P2"/>
      <text:p text:style-name="P2">Mit Jer besprechen:</text:p>
      <text:p text:style-name="P2">welches Kabel für i2c</text:p>
      <text:p text:style-name="P1">dual twistet pair</text:p>
      <text:p text:style-name="P1"/>
      <text:p text:style-name="P1">wie viel ohm hat motor</text:p>
      <text:p text:style-name="P1">kabel müssen besonders flexibel sein, damit sie sich nicht aufreiben in kabelschleppe</text:p>
      <text:p text:style-name="P1"/>
      <text:p text:style-name="P1"/>
      <text:p text:style-name="P1">ToDo</text:p>
      <text:p text:style-name="P1">Verpolungsschutz Dioden</text:p>
      <text:p text:style-name="P1">Oder p kanal mosfets</text:p>
      <text:p text:style-name="P1">Bei richtiger polrichtung niederohmung</text:p>
      <text:p text:style-name="P1">Bei falscher polrichtung hochohmig</text:p>
      <text:p text:style-name="P1"/>
      <text:p text:style-name="P1"/>
      <text:p text:style-name="P1">Excel liste strombudget</text:p>
      <text:p text:style-name="P1">1.2 a auf 3.3 v? ueberpruefung</text:p>
      <text:p text:style-name="P1">Fuer jedes potential welche verbrauche erwarteter strom (worst case strom) und addieren</text:p>
      <text:p text:style-name="P1"/>
      <text:p text:style-name="P1"/>
      <text:p text:style-name="P1">Optional als backup 3.3 v vom raspi zur printhead pcb verlegen (mit jumper dann toggeln)</text:p>
      <text:p text:style-name="P1"/>
      <text:p text:style-name="P1"/>
      <text:p text:style-name="P1">Is mosfet zu langsam?</text:p>
      <text:p text:style-name="P1">Max strom 100mA -&gt; wenn man einfach einen mosfet mit max 1a nimmt wird der Gate kondensator auch kleiner dann schaltet er schneller</text:p>
      <text:p text:style-name="P1"/>
      <text:p text:style-name="P1"/>
      <text:p text:style-name="P1">Sensor werte 1. Ordnung reicht normal, sonst gibt’s ja eh die möglichkeit vom digitalen filtern no</text:p>
      <text:p text:style-name="P1"/>
      <text:p text:style-name="P1">Jede sekunde messwert nehmen</text:p>
      <text:p text:style-name="P1">Equididante sampling rate</text:p>
      <text:p text:style-name="P1"/>
      <text:p text:style-name="P1"/>
      <text:p text:style-name="P1">Schrittmotor mit treiber &amp; python ausprobieren</text:p>
      <text:p text:style-name="P1"/>
      <text:p text:style-name="P1">Raspi max clock frequenz 1400 MGHz</text:p>
      <text:p text:style-name="P3"/>
      <text:p text:style-name="P3">Warden wir großen jitter haben?</text:p>
      <text:p text:style-name="P3">Wird stepper schritte verlieren? Wie kurz werden die schritte?</text:p>
      <text:p text:style-name="P3">Worst case: faser fängt 1mm zu spät an</text:p>
      <text:p text:style-name="P3"/>
      <text:p text:style-name="P3">Die freien general purpose io pins nach außen legen</text:p>
      <text:p text:style-name="P3">Mit oszilloskopo pwm ausgang aktivieren und testen von raspberry pi</text:p>
      <text:p text:style-name="P3"><text:soft-page-break/></text:p>
      <text:p text:style-name="P3">Fan controller 1er weg und jeweils 2 fans für coldend und die 2 für hotend zammschließen</text:p>
      <text:p text:style-name="P3"/>
      <text:p text:style-name="P3">1 chip pwm 50hz</text:p>
      <text:p text:style-name="P3">16 pins</text:p>
      <text:p text:style-name="P3"/>
      <text:p text:style-name="P3">Als ersatz für gpios</text:p>
      <text:p text:style-name="P3"/>
      <text:p text:style-name="P3">Eigenen footprint für PCA9685BS</text:p>
      <text:p text:style-name="P3"/>
      <text:p text:style-name="P3">Checken ob bauteile verfügbar sind jlcpcb</text:p>
      <text:p text:style-name="P3"/>
      <text:p text:style-name="P3">Stencil funktioniert nicht mehr wenn schon bauteile oben sind</text:p>
      <text:p text:style-name="P3"/>
      <text:p text:style-name="Normal">Esd surpresser dioden</text:p>
      <text:p text:style-name="Normal">Tvs dioden bidrectional</text:p>
      <text:p text:style-name="Normal"/>
      <text:p text:style-name="Normal">Display raspi</text:p>
      <text:p text:style-name="Normal"/>
      <text:p text:style-name="P3">Heizsteuerung über klipper</text:p>
      <text:p text:style-name="P3"/>
      <text:p text:style-name="P3">Phoenix contact kabel</text:p>
      <text:p text:style-name="P3">Lapp kabel</text:p>
      <text:p text:style-name="P3"/>
      <text:p text:style-name="P3">Beschleunigungssensor auswahl<text:span text:style-name="T2">x</text:span></text:p>
      <text:p text:style-name="Normal"><text:a xlink:type="simple" xlink:href="https://www.amazon.de/Beschleunigungssensor-Accelerometer-Digitales-Schwerkraft-Übertragung/dp/B0CMHTQF68" office:target-frame-name="_top" xlink:show="replace" text:style-name="Internet_20_link" text:visited-style-name="Visited_20_Internet_20_Link"><text:span text:style-name="Hyperlink"><text:span text:style-name="T1">https://www.amazon.de/Beschleunigungssensor-Accelerometer-Digitales-Schwerkraft-%C3%9Cbertragung/dp/B0CMHTQF68</text:span></text:span></text:a></text:p>
      <text:p text:style-name="P3">vorschlag</text:p>
      <text:p text:style-name="P3"/>
      <text:p text:style-name="P4">wir haben 80er serie smd bauteile in der schule zur verfügung</text:p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meta:creation-date>2024-06-06T19:59:00Z</meta:creation-date>
    <dc:date>2024-07-15T09:25:53.586628461</dc:date>
    <meta:editing-cycles>8</meta:editing-cycles>
    <meta:editing-duration>PT39M56S</meta:editing-duration>
    <meta:document-statistic meta:table-count="0" meta:image-count="0" meta:object-count="0" meta:page-count="2" meta:paragraph-count="46" meta:word-count="279" meta:character-count="1895" meta:non-whitespace-character-count="1661"/>
    <meta:template xlink:type="simple" xlink:actuate="onRequest" xlink:title="" xlink:href="Normal.dotm"/>
  </office:meta>
</office:document-meta>
</file>